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3.787cm" fo:margin-left="1.342cm" table:align="left"/>
    </style:style>
    <style:style style:name="Tabelle4.A" style:family="table-column">
      <style:table-column-properties style:column-width="7.158cm"/>
    </style:style>
    <style:style style:name="Tabelle4.B" style:family="table-column">
      <style:table-column-properties style:column-width="6.629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 style:family="paragraph" style:parent-style-name="Standard">
      <style:paragraph-properties fo:text-align="justify" style:justify-single-word="false"/>
      <style:text-properties fo:color="#000000" style:font-name="Liberation Sans" fo:font-size="12pt" style:text-underline-style="none" fo:font-weight="normal" officeooo:rsid="002a22fa" officeooo:paragraph-rsid="002a22f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Liberation Serif" fo:font-size="12pt" style:text-underline-style="none" fo:font-weight="normal" officeooo:rsid="002a22fa" officeooo:paragraph-rsid="002a22fa" style:font-size-asian="10.5pt" style:font-weight-asian="normal" style:font-size-complex="12pt" style:font-weight-complex="normal"/>
    </style:style>
    <style:style style:name="P5" style:family="paragraph" style:parent-style-name="Table_20_Contents">
      <style:text-properties fo:color="#000000" style:font-name="Liberation Sans" fo:font-size="10pt" officeooo:rsid="000c1db0" officeooo:paragraph-rsid="000c1db0" style:font-size-asian="10pt" style:font-size-complex="10pt"/>
    </style:style>
    <style:style style:name="P6"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8" style:family="paragraph" style:parent-style-name="Table_20_Contents">
      <style:text-properties fo:color="#000000" style:font-name="Liberation Sans" fo:font-size="10pt" officeooo:rsid="0008c5ff" officeooo:paragraph-rsid="0008c5ff" style:font-size-asian="10pt" style:font-size-complex="10pt"/>
    </style:style>
    <style:style style:name="P9"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0" style:family="paragraph" style:parent-style-name="Table_20_Contents">
      <style:paragraph-properties fo:text-align="justify" style:justify-single-word="false"/>
      <style:text-properties fo:color="#000000" officeooo:rsid="001fa1ed" officeooo:paragraph-rsid="001fa1ed"/>
    </style:style>
    <style:style style:name="P11" style:family="paragraph" style:parent-style-name="Table_20_Contents">
      <style:paragraph-properties fo:text-align="justify" style:justify-single-word="false"/>
      <style:text-properties fo:font-weight="bold" officeooo:rsid="002c47e2" officeooo:paragraph-rsid="002c47e2" style:font-weight-asian="bold" style:font-weight-complex="bold"/>
    </style:style>
    <style:style style:name="P12" style:family="paragraph" style:parent-style-name="Table_20_Contents">
      <style:paragraph-properties fo:text-align="justify" style:justify-single-word="false"/>
      <style:text-properties style:font-name="Liberation Mono" fo:font-size="10pt" officeooo:rsid="002c47e2" officeooo:paragraph-rsid="002c47e2" style:font-size-asian="10pt" style:font-size-complex="10pt"/>
    </style:style>
    <style:style style:name="P13" style:family="paragraph" style:parent-style-name="Table_20_Contents">
      <style:paragraph-properties fo:text-align="justify" style:justify-single-word="false"/>
      <style:text-properties style:font-name="Liberation Mono" fo:font-size="10pt" officeooo:rsid="002d6275" officeooo:paragraph-rsid="002d6275" style:font-size-asian="10pt" style:font-size-complex="10pt"/>
    </style:style>
    <style:style style:name="P14" style:family="paragraph" style:parent-style-name="Footer">
      <style:paragraph-properties fo:text-align="end" style:justify-single-word="false"/>
    </style:style>
    <style:style style:name="P15" style:family="paragraph" style:parent-style-name="Text_20_body">
      <style:text-properties officeooo:rsid="002a22fa" officeooo:paragraph-rsid="002a22fa"/>
    </style:style>
    <style:style style:name="P16" style:family="paragraph" style:parent-style-name="Text_20_body">
      <style:paragraph-properties fo:text-align="justify" style:justify-single-word="false"/>
      <style:text-properties officeooo:rsid="002a22fa" officeooo:paragraph-rsid="002a22fa"/>
    </style:style>
    <style:style style:name="P17" style:family="paragraph" style:parent-style-name="Text_20_body">
      <style:paragraph-properties fo:text-align="justify" style:justify-single-word="false"/>
      <style:text-properties officeooo:rsid="002aa095" officeooo:paragraph-rsid="002aa095"/>
    </style:style>
    <style:style style:name="P18" style:family="paragraph" style:parent-style-name="Text_20_body">
      <style:paragraph-properties fo:text-align="justify" style:justify-single-word="false"/>
      <style:text-properties style:font-name="Liberation Sans" officeooo:rsid="000d60a6" officeooo:paragraph-rsid="002c47e2"/>
    </style:style>
    <style:style style:name="P19" style:family="paragraph" style:parent-style-name="Text_20_body">
      <style:paragraph-properties fo:text-align="justify" style:justify-single-word="false"/>
      <style:text-properties officeooo:rsid="002c47e2" officeooo:paragraph-rsid="002c47e2"/>
    </style:style>
    <style:style style:name="P20"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2aa095"/>
    </style:style>
    <style:style style:name="P21"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2aa095" style:font-size-asian="10.5pt" style:font-weight-asian="normal" style:font-size-complex="12pt" style:font-weight-complex="normal"/>
    </style:style>
    <style:style style:name="P22"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2aa095"/>
    </style:style>
    <style:style style:name="P23"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2aa095"/>
    </style:style>
    <style:style style:name="P24"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2aa095" style:font-size-asian="10.5pt" style:font-weight-asian="normal" style:font-size-complex="12pt" style:font-weight-complex="normal"/>
    </style:style>
    <style:style style:name="P25" style:family="paragraph" style:parent-style-name="Text_20_body" style:list-style-name="L1">
      <style:paragraph-properties fo:text-align="justify" style:justify-single-word="false"/>
      <style:text-properties officeooo:rsid="002a22fa" officeooo:paragraph-rsid="002a22fa"/>
    </style:style>
    <style:style style:name="P26" style:family="paragraph" style:parent-style-name="Text_20_body">
      <style:paragraph-properties fo:text-align="justify" style:justify-single-word="false"/>
      <style:text-properties officeooo:rsid="002a22fa" officeooo:paragraph-rsid="002a22fa"/>
    </style:style>
    <style:style style:name="P27" style:family="paragraph" style:parent-style-name="Text_20_body" style:list-style-name="L1">
      <style:paragraph-properties fo:text-align="justify" style:justify-single-word="false"/>
      <style:text-properties officeooo:paragraph-rsid="002a22fa"/>
    </style:style>
    <style:style style:name="P28" style:family="paragraph" style:parent-style-name="Text_20_body" style:list-style-name="L2">
      <style:paragraph-properties fo:text-align="justify" style:justify-single-word="false"/>
      <style:text-properties fo:font-weight="bold" officeooo:rsid="002c47e2" officeooo:paragraph-rsid="002c47e2" style:font-weight-asian="bold" style:font-weight-complex="bold"/>
    </style:style>
    <style:style style:name="P29" style:family="paragraph" style:parent-style-name="Text_20_body" style:list-style-name="L2">
      <style:text-properties fo:font-weight="bold" officeooo:rsid="002c47e2" officeooo:paragraph-rsid="002c47e2" style:font-weight-asian="bold" style:font-weight-complex="bold"/>
    </style:style>
    <style:style style:name="P30" style:family="paragraph" style:parent-style-name="Text_20_body" style:list-style-name="L2">
      <style:paragraph-properties fo:text-align="justify" style:justify-single-word="false"/>
      <style:text-properties officeooo:rsid="002c47e2" officeooo:paragraph-rsid="002c47e2"/>
    </style:style>
    <style:style style:name="P31" style:family="paragraph" style:parent-style-name="Text_20_body" style:list-style-name="L2">
      <style:paragraph-properties fo:text-align="justify" style:justify-single-word="false"/>
      <style:text-properties style:font-name="Liberation Serif" fo:font-size="12pt" fo:font-weight="normal" officeooo:rsid="002c47e2" officeooo:paragraph-rsid="002c47e2" style:font-size-asian="12pt" style:font-weight-asian="normal" style:font-size-complex="12pt" style:font-weight-complex="normal"/>
    </style:style>
    <style:style style:name="P32" style:family="paragraph" style:parent-style-name="Text_20_body" style:list-style-name="L2">
      <style:paragraph-properties fo:text-align="justify" style:justify-single-word="false"/>
      <style:text-properties fo:font-weight="normal" officeooo:rsid="002c47e2" officeooo:paragraph-rsid="002d6275" style:font-weight-asian="normal" style:font-weight-complex="normal"/>
    </style:style>
    <style:style style:name="P33" style:family="paragraph" style:parent-style-name="Text_20_body" style:list-style-name="L2">
      <style:paragraph-properties fo:text-align="justify" style:justify-single-word="false"/>
      <style:text-properties fo:font-weight="normal" officeooo:rsid="002c47e2" officeooo:paragraph-rsid="002e756c" style:font-weight-asian="normal" style:font-weight-complex="normal"/>
    </style:style>
    <style:style style:name="P34" style:family="paragraph" style:parent-style-name="Text_20_body" style:list-style-name="L2" style:master-page-name="">
      <loext:graphic-properties draw:fill="none"/>
      <style:paragraph-properties fo:margin-left="2.4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2c47e2" officeooo:paragraph-rsid="002c47e2" style:font-size-asian="10pt" style:font-size-complex="10pt"/>
    </style:style>
    <style:style style:name="P35" style:family="paragraph" style:parent-style-name="Text_20_body" style:list-style-name="L2">
      <loext:graphic-properties draw:fill="none"/>
      <style:paragraph-properties fo:margin-left="2.4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2c47e2" officeooo:paragraph-rsid="002c47e2" style:font-size-asian="10pt" style:font-size-complex="10pt"/>
    </style:style>
    <style:style style:name="P3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2c47e2" officeooo:paragraph-rsid="002e756c" style:font-size-asian="10pt" style:font-size-complex="10pt"/>
    </style:style>
    <style:style style:name="P37" style:family="paragraph" style:parent-style-name="Heading_20_2">
      <style:text-properties officeooo:rsid="002a22fa" officeooo:paragraph-rsid="002a22fa"/>
    </style:style>
    <style:style style:name="P38" style:family="paragraph" style:parent-style-name="Heading_20_2">
      <style:paragraph-properties fo:text-align="justify" style:justify-single-word="fals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7852"/>
    </style:style>
    <style:style style:name="T2" style:family="text">
      <style:text-properties style:font-name="Liberation Serif" fo:font-size="12pt" officeooo:rsid="002d6275" style:font-size-asian="10.5pt" style:font-size-complex="12pt"/>
    </style:style>
    <style:style style:name="T3" style:family="text">
      <style:text-properties officeooo:rsid="002a22fa"/>
    </style:style>
    <style:style style:name="T4" style:family="text">
      <style:text-properties officeooo:rsid="002aa095"/>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e756c" style:font-weight-asian="normal" style:font-weight-complex="normal"/>
    </style:style>
    <style:style style:name="T8" style:family="text">
      <style:text-properties officeooo:rsid="002d6275"/>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2d6275" style:font-size-asian="10pt" style:font-weight-asian="bold" style:font-size-complex="10pt" style:font-weight-complex="bold"/>
    </style:style>
    <style:style style:name="T11" style:family="text">
      <style:text-properties style:font-name="Liberation Mono" fo:font-size="10pt" style:font-size-asian="10pt" style:font-size-complex="10pt"/>
    </style:style>
    <style:style style:name="T12" style:family="text">
      <style:text-properties style:font-name="Liberation Mono" fo:font-size="10pt" officeooo:rsid="002d6275" style:font-size-asian="10pt" style:font-size-complex="10pt"/>
    </style:style>
    <style:style style:name="T13" style:family="text">
      <style:text-properties style:font-name="Liberation Mono" fo:font-size="10pt" officeooo:rsid="002e756c" style:font-size-asian="10pt" style:font-size-complex="10pt"/>
    </style:style>
    <style:style style:name="T14" style:family="text">
      <style:text-properties officeooo:rsid="002e756c"/>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h text:style-name="Heading_20_1" text:outline-level="1"><text:span text:style-name="T3">Aufbau und Speicherung</text:span> der Aufgaben</text:h>
      <text:p text:style-name="P15">Im folgenden Kapitel werden die Aufgabentypen aufgelistet, die Art der Fragestellung erläutert und das Vorgehen beim Erzeugen und Speichern der Aufgaben dargestellt. </text:p>
      <text:h text:style-name="P37" text:outline-level="2">Aufgabentypen</text:h>
      <text:p text:style-name="P16">Im Prototyp werden sechs Aufgabentypen gestellt werden. Das Wort Typ beschreibt in diesem Zusammenhang den mathematischen Hintergrund der Aufgabe, also den Bereich der Mathematik, aus dem die Aufgabe stammt.</text:p>
      <text:p text:style-name="P16"><office:annotation office:name="__Annotation__264_739779869"><dc:creator>Noah Lehmann</dc:creator><dc:date>2018-05-28T13:23:35.888352755</dc:date><loext:sender-initials>NL</loext:sender-initials><text:p text:style-name="P39"><text:span text:style-name="T15">Es fehlen noch Beipiele zu den Typen</text:span></text:p></office:annotation>Im folgenden werden die sechs Aufgabentypen der Schwierigkeitsstufe aufsteigend aufgelistet:</text:p>
      <text:list xml:id="list3416086038" text:style-name="L1">
        <text:list-item>
          <text:p text:style-name="P25">Gleichungen</text:p>
        </text:list-item>
        <text:list-item>
          <text:p text:style-name="P25">Ungleichungen</text:p>
        </text:list-item>
        <text:list-item>
          <text:p text:style-name="P25">Lineare Gleichungen</text:p>
        </text:list-item>
        <text:list-item>
          <text:p text:style-name="P25">Funktionen</text:p>
        </text:list-item>
        <text:list-item>
          <text:p text:style-name="P25">Polynome</text:p>
        </text:list-item>
        <text:list-item>
          <text:p text:style-name="P27"><text:span text:style-name="T3">Quadratische Terme</text:span><office:annotation-end office:name="__Annotation__264_739779869"/></text:p>
        </text:list-item>
      </text:list>
      <text:p text:style-name="P16">Jede der Aufgabentypen wird in verschiedenen Variationen Abgefragt, sodass der Anwender nicht immer die gleiche Aufgabe mit verschiedenen Werten lösen muss.</text:p>
      <text:h text:style-name="P38" text:outline-level="2">Aufgaben<text:span text:style-name="T1">arten</text:span></text:h>
      <text:p text:style-name="P4">Im Prototypen des kollaborativen Mathe-Spiel werden 2 Arten von Aufgaben gestellt. Die erste wird eine einfache Frage-Antwort Aufgabe sein, die zweite Art eine Multiple-Choice Aufgabe mit nur einer richtigen Antwort. </text:p>
      <text:p text:style-name="P4">Die Frage-Antwort Aufgabe wird einen Text haben, der als Aufgabenstellung dient, und ein Textfeld, welches eine Eingabe vom Anwender erwartet. Dieses Textfeld soll die Antwort des Anwenders entgegennehmen. </text:p>
      <text:p text:style-name="P4">Die Multiple-Choice Aufgaben werden ähnlich aufgebaut. Auch sie werden einen Text haben, der als Aufgabenstellung dient. Zusätzlich werden sie aber kein Textfeld, sonder eine Liste aus vier Radio-Buttons haben, welche die möglichen Antworten enthalten. Multiple-Choice Aufgaben <text:soft-page-break/>bestehen, wie oben erwähnt, nur aus einer richtigen Antwort, insgesamt werden dem Anwender aber vier mögliche Antworten geliefert.</text:p>
      <text:p text:style-name="P3"/>
      <text:h text:style-name="P38" text:outline-level="2">Generieren der Aufgaben</text:h>
      <text:p text:style-name="P16">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16">Die Generatoren brauchen zum Start zwei Parameter, die maximale Größe der Variablen in den Aufgaben und die Anzahl der zu generierenden Aufgaben. Als Ausgabe generieren sie einen <text:span text:style-name="T4">String, der den Aufgabentyp beschreibt, einen </text:span>Aufgabentext, <text:span text:style-name="T4">die richtige Antwort und drei garantiert falsche Antworten. Diese werden dann in der Datenbank in den entsprechenden Spalten abgespeichert. </text:span></text:p>
      <text:p text:style-name="P17">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38" text:outline-level="2">Speicherung der Aufgaben in der Datenbank</text:h>
      <text:p text:style-name="P17">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20"><text:span text:style-name="T5">exercises</text:span>: {</text:p>
      <text:p text:style-name="P22"><text:span text:style-name="T5">id</text:span> int(6) unsigned auto_increment primary key,</text:p>
      <text:p text:style-name="P23"><text:span text:style-name="T5">type</text:span> varchar(20) not null,</text:p>
      <text:p text:style-name="P23"><text:span text:style-name="T5">question</text:span> text not null,</text:p>
      <text:p text:style-name="P24"><text:span text:style-name="T5">answer</text:span> varchar(20) not null,</text:p>
      <text:p text:style-name="P24"><text:span text:style-name="T5">wrong1</text:span> varchar(20) not null,</text:p>
      <text:p text:style-name="P24"><text:span text:style-name="T5">wrong2</text:span> varchar(20) not null,</text:p>
      <text:p text:style-name="P24"><text:span text:style-name="T5">wrong3</text:span> varchar(20) not null</text:p>
      <text:p text:style-name="P21">}</text:p>
      <text:p text:style-name="Text_20_body"><text:soft-page-break/></text:p>
      <text:h text:style-name="Heading_20_2" text:outline-level="2">Abrufen der Aufgaben aus der Datenbank</text:h>
      <text:p text:style-name="P19">Beim Abrufen der Aufgaben aus der Datenbank muss man zwei Dinge beachten:</text:p>
      <text:list xml:id="list3015752864" text:style-name="L2">
        <text:list-item>
          <text:p text:style-name="P28">Die Art der Aufgabe muss beachtet werden</text:p>
          <text:p text:style-name="P30">Bei einer Frage-Antwort Aufgabe reicht es, wenn man die Werte „question“ und „answer“ abgefragt werden. Eine passende Query wäre dann:</text:p>
          <text:p text:style-name="P34"><text:span text:style-name="T5">select</text:span> question, answer </text:p>
          <text:p text:style-name="P35"><text:span text:style-name="T5">from</text:span> exercises </text:p>
          <text:p text:style-name="P35"><text:span text:style-name="T5">where</text:span> type <text:span text:style-name="T14">=</text:span><text:span text:style-name="T5"> “</text:span><text:span text:style-name="T6">[gewünschter Typ]“</text:span></text:p>
          <text:p text:style-name="P31">Bei einer Multiple-Choice Aufgabe müssen die Werte „question“, „answer“ und die drei „wrongX“-Spalten abgefragt werden. Eine passende Query wäre somit:</text:p>
          <text:p text:style-name="P34"><text:span text:style-name="T5">select</text:span><text:span text:style-name="T6"> question, answer, wrong1, wrong2, wrong3 </text:span></text:p>
          <text:p text:style-name="P35"><text:span text:style-name="T5">from</text:span><text:span text:style-name="T6"> exercises </text:span></text:p>
          <text:list>
            <text:list-item>
              <text:list>
                <text:list-header>
                  <text:p text:style-name="P36"><text:span text:style-name="T5">where</text:span><text:span text:style-name="T6"> type </text:span><text:span text:style-name="T7">=</text:span><text:span text:style-name="T5"> “</text:span><text:span text:style-name="T6">[gewünschter Typ]“</text:span></text:p>
                </text:list-header>
              </text:list>
            </text:list-item>
          </text:list>
        </text:list-item>
        <text:list-item>
          <text:p text:style-name="P29">Der Typ der Aufgabe muss explizit mit abgefragt werden</text:p>
          <text:p text:style-name="P33">Möchte man nur einen Aufgabentyp, so muss der Typ der Aufgabe immer mit abgefragt werden. <text:span text:style-name="T8">Es muss also zusätzlich die Abfrage </text:span><text:span text:style-name="T9">where</text:span><text:span text:style-name="T11"> type </text:span><text:span text:style-name="T13">=</text:span><text:span text:style-name="T9"> “</text:span><text:span text:style-name="T11">[gewünschter Typ]“</text:span><text:span text:style-name="T12"> </text:span><text:span text:style-name="T2">eingefügt werden.</text:span></text:p>
          <text:p text:style-name="P32"><text:s/>Die Aufgabentypen können folgende Werte annehmen:</text:p>
        </text:list-item>
      </text:list>
      <table:table table:name="Tabelle4" table:style-name="Tabelle4">
        <table:table-column table:style-name="Tabelle4.A"/>
        <table:table-column table:style-name="Tabelle4.B"/>
        <table:table-row>
          <table:table-cell table:style-name="Tabelle4.A1" office:value-type="string">
            <text:p text:style-name="P11">Aufgabentyp</text:p>
          </table:table-cell>
          <table:table-cell table:style-name="Tabelle4.B1" office:value-type="string">
            <text:p text:style-name="P11">Wert in Datenbank</text:p>
          </table:table-cell>
        </table:table-row>
        <table:table-row>
          <table:table-cell table:style-name="Tabelle4.A2" office:value-type="string">
            <text:p text:style-name="P10">Gleichungen</text:p>
          </table:table-cell>
          <table:table-cell table:style-name="Tabelle4.B2" office:value-type="string">
            <text:p text:style-name="P12">equations</text:p>
          </table:table-cell>
        </table:table-row>
        <table:table-row>
          <table:table-cell table:style-name="Tabelle4.A2" office:value-type="string">
            <text:p text:style-name="P10">Ungleichungen</text:p>
          </table:table-cell>
          <table:table-cell table:style-name="Tabelle4.B2" office:value-type="string">
            <text:p text:style-name="P12">inequalities</text:p>
          </table:table-cell>
        </table:table-row>
        <table:table-row>
          <table:table-cell table:style-name="Tabelle4.A2" office:value-type="string">
            <text:p text:style-name="P10">Lineare Gleichungen</text:p>
          </table:table-cell>
          <table:table-cell table:style-name="Tabelle4.B2" office:value-type="string">
            <text:p text:style-name="P12">linearEquations</text:p>
          </table:table-cell>
        </table:table-row>
        <table:table-row>
          <table:table-cell table:style-name="Tabelle4.A2" office:value-type="string">
            <text:p text:style-name="P10">Funktionen</text:p>
          </table:table-cell>
          <table:table-cell table:style-name="Tabelle4.B2" office:value-type="string">
            <text:p text:style-name="P12">functions</text:p>
          </table:table-cell>
        </table:table-row>
        <table:table-row>
          <table:table-cell table:style-name="Tabelle4.A2" office:value-type="string">
            <text:p text:style-name="P10">Polynome</text:p>
          </table:table-cell>
          <table:table-cell table:style-name="Tabelle4.B2" office:value-type="string">
            <text:p text:style-name="P13">polynomial</text:p>
          </table:table-cell>
        </table:table-row>
        <table:table-row>
          <table:table-cell table:style-name="Tabelle4.A2" office:value-type="string">
            <text:p text:style-name="P10">Quadratische Terme</text:p>
          </table:table-cell>
          <table:table-cell table:style-name="Tabelle4.B2" office:value-type="string">
            <text:p text:style-name="P12">quadraticFunction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Dokumenttitel</text:p>
            </table:table-cell>
            <table:table-cell table:style-name="Tabelle2.B2" office:value-type="string">
              <text:p text:style-name="MP3">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2</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9T16:09:26.649889940</dc:date>
    <meta:editing-duration>PT2H10M27S</meta:editing-duration>
    <meta:editing-cycles>19</meta:editing-cycles>
    <meta:generator>LibreOffice/5.4.5.1$Linux_X86_64 LibreOffice_project/40m0$Build-1</meta:generator>
    <dc:creator>Noah Lehmann</dc:creator>
    <meta:document-statistic meta:table-count="3" meta:image-count="1" meta:object-count="0" meta:page-count="3" meta:paragraph-count="65" meta:word-count="625" meta:character-count="4457" meta:non-whitespace-character-count="3905"/>
  </office:meta>
</office:document-meta>
</file>